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215F3DC22C2A3E3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ffc000" style:font-name="Baskerville Old Face" fo:font-size="12pt" officeooo:rsid="0008d352" style:font-size-asian="12pt" style:language-asian="es" style:country-asian="ES"/>
    </style:style>
    <style:style style:name="T4" style:family="text">
      <style:text-properties fo:font-size="8pt" officeooo:rsid="00088fa2" style:font-size-asian="7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<text:span text:style-name="T4">Poder pillarte nada. No se lo digas a nadie pero ¡hoy justo he visto cómo ellos estaban</text:span>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text:span text:style-name="Fuente_20_de_20_párrafo_20_predeter."><text:span text:style-name="T3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215F3DC22C2A3E37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47:26.831264755</dc:date>
    <meta:editing-cycles>16</meta:editing-cycles>
    <meta:editing-duration>PT35M49S</meta:editing-duration>
    <meta:document-statistic meta:table-count="0" meta:image-count="1" meta:object-count="0" meta:page-count="1" meta:paragraph-count="21" meta:word-count="38" meta:character-count="172" meta:non-whitespace-character-count="137"/>
    <meta:template xlink:type="simple" xlink:actuate="onRequest" xlink:title="" xlink:href="Normal.dotm"/>
  </office:meta>
</office:document-meta>
</file>